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cm" fo:margin-bottom="0cm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paragraph-properties fo:margin-top="0cm" fo:margin-bottom="0cm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 style:list-style-name="L1">
      <style:paragraph-properties fo:margin-top="0cm" fo:margin-bottom="0.18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list-style-name="L1">
      <style:paragraph-properties fo:margin-top="0cm" fo:margin-bottom="0.18cm"/>
      <style:text-properties fo:font-size="10pt" style:font-size-asian="10pt" style:font-size-complex="10pt"/>
    </style:style>
    <style:style style:name="P7" style:family="paragraph" style:parent-style-name="Standard" style:list-style-name="L1">
      <style:paragraph-properties fo:margin-top="0cm" fo:margin-bottom="0.18cm"/>
      <style:text-properties style:font-name="Cambria" fo:font-size="10pt" style:font-size-asian="10pt" style:font-size-complex="10pt"/>
    </style:style>
    <style:style style:name="P8" style:family="paragraph" style:parent-style-name="Standard" style:list-style-name="L1">
      <style:paragraph-properties fo:margin-top="0cm" fo:margin-bottom="0.18cm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ndara" fo:font-style="italic" style:font-style-asian="italic" style:font-style-complex="italic"/>
    </style:style>
    <style:style style:name="T3" style:family="text">
      <style:text-properties style:font-name="Candara" fo:font-style="normal" style:font-style-asian="normal" style:font-style-complex="normal"/>
    </style:style>
    <style:style style:name="T4" style:family="text">
      <style:text-properties style:font-name="Cambria"/>
    </style:style>
    <style:style style:name="T5" style:family="text">
      <style:text-properties style:font-name="Cambria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Übung zu Polynomtypen</text:p>
      <text:p text:style-name="P3"/>
      <text:p text:style-name="P4">In der Zukunft werden junge Menschen über das soziale Netzwerk RacketNet kommunizieren. Alte Menschen werden per Email kommunizieren. Eine Adressbuch-Applikation soll Kontaktinformationen für junge und alte Menschen speichern. Die Adressbuch-Applikation kann auch (geschachtelte) Kontakt-Gruppen speichern.</text:p>
      <text:p text:style-name="P4"/>
      <text:list xml:id="list31411186" text:style-name="L1">
        <text:list-item>
          <text:p text:style-name="P5"><text:span text:style-name="T4">Programmieren mit Polynomtypen</text:span><text:span text:style-name="T4"> fester Größe</text:span></text:p>
          <text:list>
            <text:list-item>
              <text:p text:style-name="P6"><text:span text:style-name="T5">Entwickeln Sie eine Datendefinition </text:span><text:span text:style-name="T3">Person</text:span><text:span text:style-name="T5"> für junge und alte Menschen. Speichern sie für jungen Menschen den Namen und den RacketNet-Accountnamen, und für alte Menschen den Namen und die Email-Adresse.</text:span></text:p>
            </text:list-item>
            <text:list-item>
              <text:p text:style-name="P6"><text:span text:style-name="T5">Entwickeln Sie ein Template für Funktionen, die </text:span><text:span text:style-name="T3">Person</text:span><text:span text:style-name="T5">-Werte konsumieren.</text:span></text:p>
            </text:list-item>
            <text:list-item>
              <text:p text:style-name="P7"><text:span text:style-name="T1">Entwickeln Sie eine Funktion, die einen </text:span><text:span text:style-name="T3">Person</text:span><text:span text:style-name="T1">-Wert konsumiert und den Namen des Menschen produziert.</text:span></text:p>
            </text:list-item>
          </text:list>
        </text:list-item>
        <text:list-item>
          <text:p text:style-name="P8">Programmieren mit Listen</text:p>
          <text:list>
            <text:list-item>
              <text:p text:style-name="P7"><text:span text:style-name="T1">Entwicklen Sie ein Template für Funktionen, die Listen von </text:span><text:span text:style-name="T3">Person</text:span><text:span text:style-name="T1">-Werten konsumieren.</text:span></text:p>
            </text:list-item>
            <text:list-item>
              <text:p text:style-name="P7"><text:span text:style-name="T1">Entwickeln Sie eine Funktion, die eine Liste von </text:span><text:span text:style-name="T3">Person</text:span><text:span text:style-name="T1">-Werten konsumiert und eine Liste der Namen dieser Menschen produziert.</text:span></text:p>
            </text:list-item>
            <text:list-item>
              <text:p text:style-name="P7"><text:span text:style-name="T1">Entwickeln Sie eine Funktion, die eine Liste von </text:span><text:span text:style-name="T3">Person</text:span><text:span text:style-name="T1">-Werten sowie einen Namen konsumiert und alle Menschen mit diesem Namen produziert.</text:span></text:p>
            </text:list-item>
            <text:list-item>
              <text:p text:style-name="P7"><text:span text:style-name="T1">Entwickeln Sie eine Funktion, die eine Liste von </text:span><text:span text:style-name="T3">Person</text:span><text:span text:style-name="T1">-Werten konsumiert und alle alten Menschen produziert.</text:span></text:p>
            </text:list-item>
          </text:list>
        </text:list-item>
        <text:list-item>
          <text:p text:style-name="P8">Programmieren mit Polynomtypen beliebiger Größe</text:p>
          <text:list>
            <text:list-item>
              <text:p text:style-name="P7"><text:span text:style-name="T1">Entwickeln Sie eine Datendefinition </text:span><text:span text:style-name="T3">Contact</text:span><text:span text:style-name="T1"> für junge Menschen, alte Menschen und Gruppen von Kontakten. Speichern Sie für Gruppen von Kontakten einen Namen sowie eine Liste von Kontakten.</text:span></text:p>
            </text:list-item>
            <text:list-item>
              <text:p text:style-name="P7"><text:span text:style-name="T1">Entwickeln Sie ein Template für Funktionen, die </text:span><text:span text:style-name="T3">Contact</text:span><text:span text:style-name="T1">-Werte konsumieren.</text:span></text:p>
            </text:list-item>
            <text:list-item>
              <text:p text:style-name="P7"><text:span text:style-name="T1">Entwickeln Sie eine Funktion, die einen </text:span><text:span text:style-name="T3">Contact</text:span><text:span text:style-name="T1">-Wert konsumiert und alle Namen der enthaltenen Menschen produziert.</text:span></text:p>
            </text:list-item>
            <text:list-item>
              <text:p text:style-name="P7"><text:span text:style-name="T1">Entwickeln Sie eine Funktion, die einen </text:span><text:span text:style-name="T3">Contact</text:span><text:span text:style-name="T1">-Wert konsumiert sowie einen Namen konsumiert und alle im </text:span><text:span text:style-name="T3">Contact</text:span><text:span text:style-name="T1"> enthaltenen Menschen mit diesem Namen produziert.</text:span></text:p>
            </text:list-item>
            <text:list-item>
              <text:p text:style-name="P7"><text:span text:style-name="T1">Entwickeln Sie eine Funktion, die eine Liste von </text:span><text:span text:style-name="T3">Contact</text:span><text:span text:style-name="T1">-Werten sowie einen Namen konsumiert und alle im </text:span><text:span text:style-name="T3">Contact</text:span><text:span text:style-name="T1"> enthaltenen Menschen mit diesem Namen produzier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7-05T11:30:30.38</dc:date>
    <dc:creator>Tillmann Rendel</dc:creator>
    <meta:editing-duration>PT06H30M04S</meta:editing-duration>
    <meta:editing-cycles>10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0" meta:object-count="0" meta:page-count="1" meta:paragraph-count="18" meta:word-count="283" meta:character-count="2059"/>
  </office:meta>
</office:document-meta>
</file>